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Assertion.setQuiet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Tole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Whitespace( boolean whit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getXPa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Validating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Tolerant( boolean toler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getResult( SampleResult respons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XPathAssertion.setXPathString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Namespace( boolean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ReportError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Qui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how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Negated( boolean n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Assertion.setShowWarning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